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B000001A2D5B780CA04F15D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5.875cm" svg:x="0cm" svg:y="0.025cm">
          <draw:image xlink:href="Pictures/100000000000042B000001A2D5B780CA04F15D1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1-31T08:43:36.290000000</dc:date>
    <meta:editing-duration>PT2M17S</meta:editing-duration>
    <meta:editing-cycles>3</meta:editing-cycles>
    <meta:generator>LibreOffice/5.2.4.2$Windows_x86 LibreOffice_project/3d5603e1122f0f102b62521720ab13a38a4e0eb0</meta:generator>
    <meta:document-statistic meta:object-count="1"/>
  </office:meta>
</office:document-meta>
</file>